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7438in" style:rel-column-width="7281*"/>
    </style:style>
    <style:style style:name="Table1.I" style:family="table-column">
      <style:table-column-properties style:column-width="0.7444in" style:rel-column-width="7287*"/>
    </style:style>
    <style:style style:name="Table1.A1" style:family="table-cell">
      <style:table-cell-properties fo:padding="0.0382in" fo:border-left="0.05pt solid #000000" fo:border-right="none" fo:border-top="0.05pt solid #000000" fo:border-bottom="0.05pt solid #000000"/>
    </style:style>
    <style:style style:name="Table1.I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I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Arial" officeooo:rsid="001fb207" officeooo:paragraph-rsid="001fb207"/>
    </style:style>
    <style:style style:name="P2" style:family="paragraph" style:parent-style-name="Standard">
      <style:paragraph-properties fo:text-align="center" style:justify-single-word="false"/>
      <style:text-properties style:font-name="Arial" fo:font-size="18pt" fo:font-weight="bold" officeooo:rsid="001fb207" officeooo:paragraph-rsid="001fb207" style:font-size-asian="18pt" style:font-weight-asian="bold" style:font-size-complex="18pt" style:font-weight-complex="bold"/>
    </style:style>
    <style:style style:name="P3" style:family="paragraph" style:parent-style-name="Standard">
      <style:paragraph-properties fo:text-align="start" style:justify-single-word="false"/>
      <style:text-properties style:font-name="Arial" fo:font-weight="bold" officeooo:rsid="001fb207" officeooo:paragraph-rsid="001fb207" style:font-weight-asian="bold" style:font-weight-complex="bold"/>
    </style:style>
    <style:style style:name="P4" style:family="paragraph" style:parent-style-name="Standard">
      <style:paragraph-properties fo:text-align="start" style:justify-single-word="false"/>
      <style:text-properties style:font-name="Arial" fo:font-weight="bold" officeooo:rsid="00239876" officeooo:paragraph-rsid="00239876" style:font-weight-asian="bold" style:font-weight-complex="bold"/>
    </style:style>
    <style:style style:name="P5" style:family="paragraph" style:parent-style-name="Standard">
      <style:paragraph-properties fo:text-align="start" style:justify-single-word="false"/>
      <style:text-properties style:font-name="Arial" fo:font-size="14pt" fo:font-weight="bold" officeooo:rsid="001fb207" officeooo:paragraph-rsid="001fb207" style:font-size-asian="14pt" style:font-weight-asian="bold" style:font-size-complex="14pt" style:font-weight-complex="bold"/>
    </style:style>
    <style:style style:name="P6" style:family="paragraph" style:parent-style-name="Standard">
      <style:paragraph-properties fo:text-align="start" style:justify-single-word="false"/>
      <style:text-properties style:font-name="Arial" fo:font-size="14pt" fo:font-weight="bold" officeooo:rsid="002cfad8" officeooo:paragraph-rsid="002cfad8" style:font-size-asian="14pt" style:font-weight-asian="bold" style:font-size-complex="14pt" style:font-weight-complex="bold"/>
    </style:style>
    <style:style style:name="P7" style:family="paragraph" style:parent-style-name="Standard">
      <style:paragraph-properties fo:text-align="start" style:justify-single-word="false"/>
      <style:text-properties style:font-name="Arial" fo:font-size="14pt" fo:font-weight="bold" officeooo:rsid="002ad751" officeooo:paragraph-rsid="002ad751" style:font-size-asian="14pt" style:font-weight-asian="bold" style:font-size-complex="14pt" style:font-weight-complex="bold"/>
    </style:style>
    <style:style style:name="P8" style:family="paragraph" style:parent-style-name="Standard">
      <style:paragraph-properties fo:text-align="start" style:justify-single-word="false"/>
      <style:text-properties style:font-name="Arial" officeooo:rsid="00205c40" officeooo:paragraph-rsid="00205c40"/>
    </style:style>
    <style:style style:name="P9" style:family="paragraph" style:parent-style-name="Standard">
      <style:paragraph-properties fo:text-align="start" style:justify-single-word="false"/>
      <style:text-properties style:font-name="Arial" officeooo:rsid="0020c0df" officeooo:paragraph-rsid="0020c0df"/>
    </style:style>
    <style:style style:name="P10" style:family="paragraph" style:parent-style-name="Standard">
      <style:paragraph-properties fo:text-align="start" style:justify-single-word="false"/>
      <style:text-properties style:font-name="Arial" officeooo:rsid="00239876" officeooo:paragraph-rsid="00239876"/>
    </style:style>
    <style:style style:name="P11" style:family="paragraph" style:parent-style-name="Standard">
      <style:paragraph-properties fo:text-align="start" style:justify-single-word="false"/>
      <style:text-properties style:font-name="Arial" officeooo:rsid="002547f4" officeooo:paragraph-rsid="002547f4"/>
    </style:style>
    <style:style style:name="P12" style:family="paragraph" style:parent-style-name="Standard">
      <style:paragraph-properties fo:text-align="start" style:justify-single-word="false"/>
      <style:text-properties style:font-name="Arial" officeooo:rsid="002836d2" officeooo:paragraph-rsid="002836d2"/>
    </style:style>
    <style:style style:name="P13" style:family="paragraph" style:parent-style-name="Standard">
      <style:paragraph-properties fo:text-align="start" style:justify-single-word="false"/>
      <style:text-properties style:font-name="Arial" officeooo:rsid="0028b60d" officeooo:paragraph-rsid="0028b60d"/>
    </style:style>
    <style:style style:name="P14" style:family="paragraph" style:parent-style-name="Standard">
      <style:paragraph-properties fo:text-align="start" style:justify-single-word="false"/>
      <style:text-properties style:font-name="Arial" officeooo:rsid="0028d770" officeooo:paragraph-rsid="0028d770"/>
    </style:style>
    <style:style style:name="P15" style:family="paragraph" style:parent-style-name="Standard">
      <style:paragraph-properties fo:text-align="center" style:justify-single-word="false"/>
      <style:text-properties style:font-name="Arial" officeooo:rsid="0028d770" officeooo:paragraph-rsid="0028d770"/>
    </style:style>
    <style:style style:name="P16" style:family="paragraph" style:parent-style-name="Standard">
      <style:paragraph-properties fo:text-align="start" style:justify-single-word="false"/>
      <style:text-properties style:font-name="Arial" officeooo:rsid="002ad751" officeooo:paragraph-rsid="002ad751"/>
    </style:style>
    <style:style style:name="P17" style:family="paragraph" style:parent-style-name="Standard">
      <style:paragraph-properties fo:text-align="start" style:justify-single-word="false"/>
      <style:text-properties style:font-name="Arial" officeooo:rsid="002c7c0c" officeooo:paragraph-rsid="002c7c0c"/>
    </style:style>
    <style:style style:name="P18" style:family="paragraph" style:parent-style-name="Standard">
      <style:paragraph-properties fo:text-align="start" style:justify-single-word="false"/>
      <style:text-properties style:font-name="Arial" officeooo:rsid="002cfad8" officeooo:paragraph-rsid="002cfad8"/>
    </style:style>
    <style:style style:name="P19" style:family="paragraph" style:parent-style-name="Standard">
      <style:paragraph-properties fo:text-align="start" style:justify-single-word="false"/>
      <style:text-properties style:font-name="Arial" officeooo:rsid="002e1fb2" officeooo:paragraph-rsid="002e1fb2"/>
    </style:style>
    <style:style style:name="P20" style:family="paragraph" style:parent-style-name="Standard">
      <style:paragraph-properties fo:text-align="start" style:justify-single-word="false"/>
      <style:text-properties style:font-name="Arial" officeooo:rsid="002e9ec3" officeooo:paragraph-rsid="002e9ec3"/>
    </style:style>
    <style:style style:name="P21" style:family="paragraph" style:parent-style-name="Standard">
      <style:paragraph-properties fo:text-align="start" style:justify-single-word="false"/>
      <style:text-properties style:font-name="Arial" officeooo:rsid="003066b6" officeooo:paragraph-rsid="003066b6"/>
    </style:style>
    <style:style style:name="P22" style:family="paragraph" style:parent-style-name="Table_20_Contents">
      <style:paragraph-properties fo:text-align="center" style:justify-single-word="false"/>
      <style:text-properties style:font-name="Arial" officeooo:rsid="0028d770" officeooo:paragraph-rsid="0028d770"/>
    </style:style>
    <style:style style:name="P23" style:family="paragraph" style:parent-style-name="Standard">
      <style:paragraph-properties fo:text-align="start" style:justify-single-word="false"/>
      <style:text-properties style:font-name="Arial" officeooo:rsid="00239876" officeooo:paragraph-rsid="0020c0df"/>
    </style:style>
    <style:style style:name="T1" style:family="text">
      <style:text-properties officeooo:rsid="00229f1c"/>
    </style:style>
    <style:style style:name="T2" style:family="text">
      <style:text-properties officeooo:rsid="00266c9e"/>
    </style:style>
    <style:style style:name="T3" style:family="text">
      <style:text-properties officeooo:rsid="0027d410"/>
    </style:style>
    <style:style style:name="T4" style:family="text">
      <style:text-properties officeooo:rsid="003066b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uffix array</text:p>
      <text:p text:style-name="P1"/>
      <text:p text:style-name="P5">Description</text:p>
      <text:p text:style-name="P1"/>
      <text:p text:style-name="P1">The suffix array is a useful data structure which consists of a sorted array which contains all of the suffixes of the given string.</text:p>
      <text:p text:style-name="P1">For example, let the string</text:p>
      <text:p text:style-name="P1"/>
      <text:p text:style-name="P3">barbados</text:p>
      <text:p text:style-name="P1"/>
      <text:p text:style-name="P1">be given.</text:p>
      <text:p text:style-name="P1"/>
      <text:p text:style-name="P1">All of the suffixes of this string are:</text:p>
      <text:p text:style-name="P1"/>
      <text:p text:style-name="P1">barbados</text:p>
      <text:p text:style-name="P1"><text:s text:c="2"/>arbados</text:p>
      <text:p text:style-name="P1"><text:s text:c="4"/>rbados</text:p>
      <text:p text:style-name="P1"><text:s text:c="5"/>bados</text:p>
      <text:p text:style-name="P1"><text:s text:c="7"/>ados</text:p>
      <text:p text:style-name="P1"><text:s text:c="9"/>dos</text:p>
      <text:p text:style-name="P1"><text:s text:c="11"/>os</text:p>
      <text:p text:style-name="P1"><text:s text:c="13"/>s</text:p>
      <text:p text:style-name="P1"/>
      <text:p text:style-name="P1">And the suffix array would look like:</text:p>
      <text:p text:style-name="P1"/>
      <text:p text:style-name="P1">0: ados</text:p>
      <text:p text:style-name="P1">1: arbados</text:p>
      <text:p text:style-name="P1">2: bados</text:p>
      <text:p text:style-name="P1">3: barbados</text:p>
      <text:p text:style-name="P1">4: dos</text:p>
      <text:p text:style-name="P1">5: rbados</text:p>
      <text:p text:style-name="P1">6: os</text:p>
      <text:p text:style-name="P1">7: s</text:p>
      <text:p text:style-name="P1"/>
      <text:p text:style-name="P1">Note that the array is sorted lexicographically.</text:p>
      <text:p text:style-name="P1">Of course, we do not have to store the actual suffix but rather the starting position of the suffix.</text:p>
      <text:p text:style-name="P1"/>
      <text:p text:style-name="P8">Building the suffix array is interesting. Naturally, we can first build a Suffix tree and do an in-order traversal of it which will generate the Suffix array.</text:p>
      <text:p text:style-name="P8"/>
      <text:p text:style-name="P9">However, there are other ways:</text:p>
      <text:p text:style-name="P9"/>
      <text:p text:style-name="P4">Naive Idea</text:p>
      <text:p text:style-name="P9">The naïve idea is to try to just sort the suffixes this means that we have N suffixes which would lead to O(N * log2N) comparisons. <text:span text:style-name="T1">However, comparing two suffixes takes O(N) time which leads to a time complexity of O(N * N * log2N) which is very slow. For texts bigger than 1000 this approach is terrible.</text:span></text:p>
      <text:p text:style-name="P9"/>
      <text:p text:style-name="P4">Divide-and-concquer</text:p>
      <text:p text:style-name="P23">The improved version is to note that we can use a divide-and-concquer approach.</text:p>
      <text:p text:style-name="P10">For example lets us say that we want to compare two strings A and B.</text:p>
      <text:p text:style-name="P10"><text:soft-page-break/>If we have already computed the comparisons between</text:p>
      <text:p text:style-name="P10">C1 = A[0...len(A)/2] and B[0...len(B)/2)</text:p>
      <text:p text:style-name="P10">and </text:p>
      <text:p text:style-name="P10">C2 = <text:s/>A[len(A)/2 <text:s/>+ 1 … len(A)] and B[len(B)/2 <text:s/>+ 1 … len(B)], </text:p>
      <text:p text:style-name="P10">then we could combine these results.</text:p>
      <text:p text:style-name="P10">Namely, that if C1 does not yield equal, then we use C1. If C1 yields equal, then we check C2.</text:p>
      <text:p text:style-name="P11">We can computed the ordering for substrings of length 1 very easily by just mapping their <text:span text:style-name="T3">ASCII </text:span>values. Also, note that if one string is equal to another, then they must have the same index <text:span text:style-name="T2">value.</text:span></text:p>
      <text:p text:style-name="P12">After we have computed for length of 1, then we move to length of 2, length of 4, etc.</text:p>
      <text:p text:style-name="P12"/>
      <text:p text:style-name="P13">So let A(i,k) be the the comparison for the subsequence S[i … i – 1 + 2^k] of a string S.</text:p>
      <text:p text:style-name="P13">It is easy to observe that </text:p>
      <text:p text:style-name="P13">S[i … i – 1 + 2^(k+1)] = S[i … i – 1 + 2^k + 2^k] = </text:p>
      <text:p text:style-name="P13">S[i … I-1+2^k] . S[i + 2^k … i – 1 + 2^(k+1)]</text:p>
      <text:p text:style-name="P13">=&gt; A(i,k) would be for the first half of the substring and A(i+2^k, k) would be for the second half.</text:p>
      <text:p text:style-name="P13"/>
      <text:p text:style-name="P14">Following this simple recurrence we could use it to order the suffixes. Namely, we start with one character, continue with 2 and eventually end up with the suffixes.</text:p>
      <text:p text:style-name="P14"/>
      <text:p text:style-name="P14">An example will illustrate what is happening:</text:p>
      <text:p text:style-name="P15"/>
      <table:table table:name="Table1" table:style-name="Table1">
        <table:table-column table:style-name="Table1.A" table:number-columns-repeated="8"/>
        <table:table-column table:style-name="Table1.I"/>
        <table:table-row>
          <table:table-cell table:style-name="Table1.A1" office:value-type="string">
            <text:p text:style-name="P22">length</text:p>
          </table:table-cell>
          <table:table-cell table:style-name="Table1.A1" office:value-type="string">
            <text:p text:style-name="P22">b</text:p>
          </table:table-cell>
          <table:table-cell table:style-name="Table1.A1" office:value-type="string">
            <text:p text:style-name="P22">a</text:p>
          </table:table-cell>
          <table:table-cell table:style-name="Table1.A1" office:value-type="string">
            <text:p text:style-name="P22">r</text:p>
          </table:table-cell>
          <table:table-cell table:style-name="Table1.A1" office:value-type="string">
            <text:p text:style-name="P22">b</text:p>
          </table:table-cell>
          <table:table-cell table:style-name="Table1.A1" office:value-type="string">
            <text:p text:style-name="P22">a</text:p>
          </table:table-cell>
          <table:table-cell table:style-name="Table1.A1" office:value-type="string">
            <text:p text:style-name="P22">d</text:p>
          </table:table-cell>
          <table:table-cell table:style-name="Table1.A1" office:value-type="string">
            <text:p text:style-name="P22">o</text:p>
          </table:table-cell>
          <table:table-cell table:style-name="Table1.I1" office:value-type="string">
            <text:p text:style-name="P22">s</text:p>
          </table:table-cell>
        </table:table-row>
        <table:table-row>
          <table:table-cell table:style-name="Table1.A2" office:value-type="string">
            <text:p text:style-name="P22">1</text:p>
          </table:table-cell>
          <table:table-cell table:style-name="Table1.A2" office:value-type="string">
            <text:p text:style-name="P22">1</text:p>
          </table:table-cell>
          <table:table-cell table:style-name="Table1.A2" office:value-type="string">
            <text:p text:style-name="P22">0</text:p>
          </table:table-cell>
          <table:table-cell table:style-name="Table1.A2" office:value-type="string">
            <text:p text:style-name="P22">4</text:p>
          </table:table-cell>
          <table:table-cell table:style-name="Table1.A2" office:value-type="string">
            <text:p text:style-name="P22">1</text:p>
          </table:table-cell>
          <table:table-cell table:style-name="Table1.A2" office:value-type="string">
            <text:p text:style-name="P22">0</text:p>
          </table:table-cell>
          <table:table-cell table:style-name="Table1.A2" office:value-type="string">
            <text:p text:style-name="P22">2</text:p>
          </table:table-cell>
          <table:table-cell table:style-name="Table1.A2" office:value-type="string">
            <text:p text:style-name="P22">3</text:p>
          </table:table-cell>
          <table:table-cell table:style-name="Table1.I2" office:value-type="string">
            <text:p text:style-name="P22">5</text:p>
          </table:table-cell>
        </table:table-row>
        <table:table-row>
          <table:table-cell table:style-name="Table1.A2" office:value-type="string">
            <text:p text:style-name="P22">2</text:p>
          </table:table-cell>
          <table:table-cell table:style-name="Table1.A2" office:value-type="string">
            <text:p text:style-name="P22">2</text:p>
          </table:table-cell>
          <table:table-cell table:style-name="Table1.A2" office:value-type="string">
            <text:p text:style-name="P22">1</text:p>
          </table:table-cell>
          <table:table-cell table:style-name="Table1.A2" office:value-type="string">
            <text:p text:style-name="P22">5</text:p>
          </table:table-cell>
          <table:table-cell table:style-name="Table1.A2" office:value-type="string">
            <text:p text:style-name="P22">2</text:p>
          </table:table-cell>
          <table:table-cell table:style-name="Table1.A2" office:value-type="string">
            <text:p text:style-name="P22">0</text:p>
          </table:table-cell>
          <table:table-cell table:style-name="Table1.A2" office:value-type="string">
            <text:p text:style-name="P22">3</text:p>
          </table:table-cell>
          <table:table-cell table:style-name="Table1.A2" office:value-type="string">
            <text:p text:style-name="P22">4</text:p>
          </table:table-cell>
          <table:table-cell table:style-name="Table1.I2" office:value-type="string">
            <text:p text:style-name="P22">6</text:p>
          </table:table-cell>
        </table:table-row>
        <table:table-row>
          <table:table-cell table:style-name="Table1.A2" office:value-type="string">
            <text:p text:style-name="P22">4</text:p>
          </table:table-cell>
          <table:table-cell table:style-name="Table1.A2" office:value-type="string">
            <text:p text:style-name="P22">3</text:p>
          </table:table-cell>
          <table:table-cell table:style-name="Table1.A2" office:value-type="string">
            <text:p text:style-name="P22">1</text:p>
          </table:table-cell>
          <table:table-cell table:style-name="Table1.A2" office:value-type="string">
            <text:p text:style-name="P22">6</text:p>
          </table:table-cell>
          <table:table-cell table:style-name="Table1.A2" office:value-type="string">
            <text:p text:style-name="P22">2</text:p>
          </table:table-cell>
          <table:table-cell table:style-name="Table1.A2" office:value-type="string">
            <text:p text:style-name="P22">0</text:p>
          </table:table-cell>
          <table:table-cell table:style-name="Table1.A2" office:value-type="string">
            <text:p text:style-name="P22">4</text:p>
          </table:table-cell>
          <table:table-cell table:style-name="Table1.A2" office:value-type="string">
            <text:p text:style-name="P22">5</text:p>
          </table:table-cell>
          <table:table-cell table:style-name="Table1.I2" office:value-type="string">
            <text:p text:style-name="P22">7</text:p>
          </table:table-cell>
        </table:table-row>
        <table:table-row>
          <table:table-cell table:style-name="Table1.A2" office:value-type="string">
            <text:p text:style-name="P22">8</text:p>
          </table:table-cell>
          <table:table-cell table:style-name="Table1.A2" office:value-type="string">
            <text:p text:style-name="P22">3</text:p>
          </table:table-cell>
          <table:table-cell table:style-name="Table1.A2" office:value-type="string">
            <text:p text:style-name="P22">1</text:p>
          </table:table-cell>
          <table:table-cell table:style-name="Table1.A2" office:value-type="string">
            <text:p text:style-name="P22">6</text:p>
          </table:table-cell>
          <table:table-cell table:style-name="Table1.A2" office:value-type="string">
            <text:p text:style-name="P22">2</text:p>
          </table:table-cell>
          <table:table-cell table:style-name="Table1.A2" office:value-type="string">
            <text:p text:style-name="P22">0</text:p>
          </table:table-cell>
          <table:table-cell table:style-name="Table1.A2" office:value-type="string">
            <text:p text:style-name="P22">4</text:p>
          </table:table-cell>
          <table:table-cell table:style-name="Table1.A2" office:value-type="string">
            <text:p text:style-name="P22">5</text:p>
          </table:table-cell>
          <table:table-cell table:style-name="Table1.I2" office:value-type="string">
            <text:p text:style-name="P22">7</text:p>
          </table:table-cell>
        </table:table-row>
      </table:table>
      <text:p text:style-name="P15"/>
      <text:p text:style-name="P14">We do not continue with 16 since it is bigger then the length of the string. Also we can observe that when the substring length is 4, then all suffixes are already mapped and that we do not have to do more operations. A small improvement, but it can safe time usually.</text:p>
      <text:p text:style-name="P14"/>
      <text:p text:style-name="P14">This improves the solution to O(N * log2N * log2N).</text:p>
      <text:p text:style-name="P14"/>
      <text:p text:style-name="P6">Searching in the Suffix array</text:p>
      <text:p text:style-name="P18"/>
      <text:p text:style-name="P19">Since the array is sorted, then we can just do a binary search. If we are interested in all occurrences of a string then we have to find upper and lower bounds of the sub-array where we can find the given needle (pattern).</text:p>
      <text:p text:style-name="P19"/>
      <text:p text:style-name="P20">Since comparing two strings takes O(<text:span text:style-name="T4">M</text:span>) time, then the binary search itself takes O(<text:span text:style-name="T4">M</text:span> * log2N) time.</text:p>
      <text:p text:style-name="P14"/>
      <text:p text:style-name="P21">It can be lowered to O(M + log2N) time.</text:p>
      <text:p text:style-name="P7"/>
      <text:p text:style-name="P7"/>
      <text:p text:style-name="P7"/>
      <text:p text:style-name="P7"><text:soft-page-break/>Why use suffix array?</text:p>
      <text:p text:style-name="P16"/>
      <text:p text:style-name="P16">The Suffix array uses less memory than the Suffix tree. In fact in some cases after the Suffix tree is built, it is converted to a Suffix array to save space for other operations.</text:p>
      <text:p text:style-name="P17">The O(N * log2N * log2N) implementation is easy to code and it is useful in practice and on programming contests.</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23T00:15:55.809247708</meta:creation-date>
    <meta:generator>LibreOffice/4.2.4.2$Linux_X86_64 LibreOffice_project/420m0$Build-2</meta:generator>
    <dc:date>2014-06-26T02:40:56.402076769</dc:date>
    <meta:editing-duration>PT30M6S</meta:editing-duration>
    <meta:editing-cycles>19</meta:editing-cycles>
    <meta:document-statistic meta:table-count="1" meta:image-count="0" meta:object-count="0" meta:page-count="3" meta:paragraph-count="102" meta:word-count="678" meta:character-count="3404" meta:non-whitespace-character-count="2766"/>
  </office:meta>
</office:document-meta>
</file>